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37" manifest:media-type=""/>
  <manifest:file-entry manifest:full-path="ObjectReplacements/Object 1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meta.xml" manifest:media-type="text/xml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000000010000000123B766D73B95A0367.png" manifest:media-type="image/png"/>
  <manifest:file-entry manifest:full-path="Pictures/20000016000001B2000001D467982BB34B20E046.svm" manifest:media-type="image/x-svm"/>
  <manifest:file-entry manifest:full-path="Pictures/20000016000001B2000001D4D41C1C9AB2F4CCEF.svm" manifest:media-type="image/x-svm"/>
  <manifest:file-entry manifest:full-path="Pictures/1000020000000010000000129A13FB2BEC6C7C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fo:margin-top="0.3cm" fo:margin-bottom="0.3cm" table:align="margins"/>
    </style:style>
    <style:style style:name="Tableau1.A" style:family="table-column">
      <style:table-column-properties style:column-width="6.332cm" style:rel-column-width="21840*"/>
    </style:style>
    <style:style style:name="Tableau1.B" style:family="table-column">
      <style:table-column-properties style:column-width="6.334cm" style:rel-column-width="21847*"/>
    </style:style>
    <style:style style:name="Tableau1.C" style:family="table-column">
      <style:table-column-properties style:column-width="6.334cm" style:rel-column-width="21848*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a41825" officeooo:paragraph-rsid="00a41825" style:font-weight-asian="bold" style:font-weight-complex="bold"/>
    </style:style>
    <style:style style:name="P3" style:family="paragraph" style:parent-style-name="Standard">
      <style:text-properties fo:font-weight="bold" officeooo:rsid="0057457e" officeooo:paragraph-rsid="00d31099" style:font-weight-asian="bold" style:font-weight-complex="bold"/>
    </style:style>
    <style:style style:name="P4" style:family="paragraph" style:parent-style-name="Standard">
      <style:text-properties officeooo:rsid="00a41825" officeooo:paragraph-rsid="00a41825"/>
    </style:style>
    <style:style style:name="P5" style:family="paragraph" style:parent-style-name="Standard">
      <style:text-properties officeooo:rsid="00a41825" officeooo:paragraph-rsid="00d31099"/>
    </style:style>
    <style:style style:name="P6" style:family="paragraph" style:parent-style-name="Standard">
      <style:text-properties officeooo:rsid="001460a3" officeooo:paragraph-rsid="001460a3"/>
    </style:style>
    <style:style style:name="P7" style:family="paragraph" style:parent-style-name="Standard">
      <style:paragraph-properties fo:text-align="center" style:justify-single-word="false"/>
      <style:text-properties officeooo:rsid="00bd66db" officeooo:paragraph-rsid="00bf12fb"/>
    </style:style>
    <style:style style:name="P8" style:family="paragraph" style:parent-style-name="Standard">
      <style:text-properties officeooo:rsid="00bd66db" officeooo:paragraph-rsid="00bf12fb"/>
    </style:style>
    <style:style style:name="P9" style:family="paragraph" style:parent-style-name="Standard">
      <style:paragraph-properties fo:text-align="start" style:justify-single-word="false"/>
      <style:text-properties officeooo:rsid="00bd66db" officeooo:paragraph-rsid="00bf12fb"/>
    </style:style>
    <style:style style:name="P10" style:family="paragraph" style:parent-style-name="Standard">
      <style:text-properties officeooo:rsid="00bddef9" officeooo:paragraph-rsid="00bf12fb"/>
    </style:style>
    <style:style style:name="P11" style:family="paragraph" style:parent-style-name="Standard">
      <style:paragraph-properties>
        <style:tab-stops>
          <style:tab-stop style:position="6.906cm"/>
        </style:tab-stops>
      </style:paragraph-properties>
      <style:text-properties officeooo:rsid="00bddef9" officeooo:paragraph-rsid="00c8fe40"/>
    </style:style>
    <style:style style:name="P12" style:family="paragraph" style:parent-style-name="Standard">
      <style:text-properties officeooo:paragraph-rsid="00bf12fb"/>
    </style:style>
    <style:style style:name="P13" style:family="paragraph" style:parent-style-name="Standard">
      <style:paragraph-properties fo:text-align="center" style:justify-single-word="false"/>
      <style:text-properties officeooo:paragraph-rsid="00bf12fb"/>
    </style:style>
    <style:style style:name="P14" style:family="paragraph" style:parent-style-name="Standard">
      <style:paragraph-properties style:line-height-at-least="1cm">
        <style:tab-stops>
          <style:tab-stop style:position="6.906cm"/>
        </style:tab-stops>
      </style:paragraph-properties>
      <style:text-properties officeooo:paragraph-rsid="00c64484"/>
    </style:style>
    <style:style style:name="P15" style:family="paragraph" style:parent-style-name="Standard">
      <style:paragraph-properties style:line-height-at-least="1cm">
        <style:tab-stops>
          <style:tab-stop style:position="6.906cm"/>
        </style:tab-stops>
      </style:paragraph-properties>
      <style:text-properties officeooo:paragraph-rsid="00c8fe40"/>
    </style:style>
    <style:style style:name="P16" style:family="paragraph" style:parent-style-name="Standard">
      <style:paragraph-properties style:line-height-at-least="1cm">
        <style:tab-stops>
          <style:tab-stop style:position="6.906cm"/>
        </style:tab-stops>
      </style:paragraph-properties>
      <style:text-properties fo:color="#111111" officeooo:paragraph-rsid="00c8fe40"/>
    </style:style>
    <style:style style:name="P17" style:family="paragraph" style:parent-style-name="Standard">
      <style:text-properties fo:color="#111111" style:font-name="OpenSymbol" officeooo:rsid="0057d5a6" officeooo:paragraph-rsid="00c8fe40"/>
    </style:style>
    <style:style style:name="P18" style:family="paragraph" style:parent-style-name="Standard">
      <style:text-properties officeooo:paragraph-rsid="00d31099"/>
    </style:style>
    <style:style style:name="P19" style:family="paragraph" style:parent-style-name="Standard">
      <style:text-properties officeooo:rsid="0057457e" officeooo:paragraph-rsid="00d31099"/>
    </style:style>
    <style:style style:name="P20" style:family="paragraph" style:parent-style-name="Standard">
      <style:text-properties officeooo:rsid="00543ab6" officeooo:paragraph-rsid="00d31099"/>
    </style:style>
    <style:style style:name="P21" style:family="paragraph" style:parent-style-name="Standard">
      <style:text-properties officeooo:rsid="00d07a9c" officeooo:paragraph-rsid="00d07a9c"/>
    </style:style>
    <style:style style:name="P22" style:family="paragraph" style:parent-style-name="Standard">
      <style:text-properties officeooo:rsid="00bfa962" officeooo:paragraph-rsid="00d31099"/>
    </style:style>
    <style:style style:name="P23" style:family="paragraph" style:parent-style-name="Standard">
      <style:text-properties officeooo:rsid="00b59d5e" officeooo:paragraph-rsid="00d31099"/>
    </style:style>
    <style:style style:name="P24" style:family="paragraph" style:parent-style-name="Standard">
      <style:text-properties style:use-window-font-color="true" officeooo:rsid="00543ab6" officeooo:paragraph-rsid="00d36109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adcc46" officeooo:paragraph-rsid="00adcc46"/>
    </style:style>
    <style:style style:name="P27" style:family="paragraph" style:parent-style-name="Standard">
      <style:paragraph-properties style:shadow="none">
        <style:tab-stops>
          <style:tab-stop style:position="4.498cm"/>
        </style:tab-stops>
      </style:paragraph-properties>
      <style:text-properties style:use-window-font-color="true" officeooo:rsid="00543ab6" officeooo:paragraph-rsid="00d31099"/>
    </style:style>
    <style:style style:name="P28" style:family="paragraph" style:parent-style-name="Standard">
      <style:paragraph-properties style:shadow="none">
        <style:tab-stops>
          <style:tab-stop style:position="4.498cm"/>
        </style:tab-stops>
      </style:paragraph-properties>
      <style:text-properties style:use-window-font-color="true" officeooo:rsid="00d36109" officeooo:paragraph-rsid="00d36109"/>
    </style:style>
    <style:style style:name="P29" style:family="paragraph" style:parent-style-name="Standard" style:list-style-name="tfPuce">
      <style:text-properties officeooo:paragraph-rsid="00d31099"/>
    </style:style>
    <style:style style:name="P30" style:family="paragraph" style:parent-style-name="Standard" style:list-style-name="tfPuce">
      <style:text-properties officeooo:rsid="00a41825" officeooo:paragraph-rsid="00a41825"/>
    </style:style>
    <style:style style:name="P31" style:family="paragraph" style:parent-style-name="Standard" style:list-style-name="tfPuce">
      <style:text-properties officeooo:rsid="00a41825" officeooo:paragraph-rsid="00b981da"/>
    </style:style>
    <style:style style:name="P32" style:family="paragraph" style:parent-style-name="Standard" style:list-style-name="tfPuce">
      <style:text-properties officeooo:rsid="00a41825" officeooo:paragraph-rsid="00d31099"/>
    </style:style>
    <style:style style:name="P33" style:family="paragraph" style:parent-style-name="Standard" style:list-style-name="Numbering_20_1">
      <style:text-properties officeooo:rsid="0057457e" officeooo:paragraph-rsid="00d31099"/>
    </style:style>
    <style:style style:name="P34" style:family="paragraph" style:parent-style-name="Standard" style:list-style-name="Numbering_20_1">
      <style:text-properties officeooo:rsid="00d36109" officeooo:paragraph-rsid="00d31099"/>
    </style:style>
    <style:style style:name="P35" style:family="paragraph" style:parent-style-name="Standard" style:list-style-name="Numbering_20_1">
      <style:text-properties style:text-underline-style="solid" style:text-underline-width="auto" style:text-underline-color="font-color" officeooo:rsid="0057457e" officeooo:paragraph-rsid="00d31099"/>
    </style:style>
    <style:style style:name="P36" style:family="paragraph" style:parent-style-name="tfTitre_20_Chapitre" style:master-page-name="Right_20_Page">
      <style:paragraph-properties style:page-number="auto"/>
      <style:text-properties officeooo:paragraph-rsid="007d45a6"/>
    </style:style>
    <style:style style:name="P37" style:family="paragraph" style:parent-style-name="tfTitre_20_1_29_">
      <style:text-properties officeooo:rsid="00a41825" officeooo:paragraph-rsid="00d31099"/>
    </style:style>
    <style:style style:name="P38" style:family="paragraph" style:parent-style-name="tfTitre_20_1_29_">
      <style:text-properties officeooo:rsid="00a68f53" officeooo:paragraph-rsid="00d31099"/>
    </style:style>
    <style:style style:name="P39" style:family="paragraph" style:parent-style-name="tfTitre_20_1_29_">
      <style:text-properties officeooo:rsid="00d18713" officeooo:paragraph-rsid="00d18713"/>
    </style:style>
    <style:style style:name="P40" style:family="paragraph" style:parent-style-name="tfTitre_20_I_29_">
      <style:text-properties officeooo:rsid="00a36e3b" officeooo:paragraph-rsid="00a36e3b"/>
    </style:style>
    <style:style style:name="P41" style:family="paragraph" style:parent-style-name="tfTitre_20_I_29_">
      <style:paragraph-properties fo:break-before="page"/>
      <style:text-properties officeooo:rsid="00a68f53" officeooo:paragraph-rsid="00d31099"/>
    </style:style>
    <style:style style:name="P42" style:family="paragraph" style:parent-style-name="tfTitre_20_I_29_">
      <style:paragraph-properties fo:break-before="page"/>
      <style:text-properties officeooo:rsid="00d18713"/>
    </style:style>
    <style:style style:name="P43" style:family="paragraph">
      <loext:graphic-properties draw:fill="solid" draw:fill-color="#cccccc"/>
      <style:text-properties fo:font-size="18pt" style:font-size-asian="18pt" style:font-size-complex="18pt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add824" style:font-style-asian="italic" style:font-style-complex="italic"/>
    </style:style>
    <style:style style:name="T3" style:family="text">
      <style:text-properties fo:font-style="italic" officeooo:rsid="00c8fe40" style:font-style-asian="italic" style:font-style-complex="italic"/>
    </style:style>
    <style:style style:name="T4" style:family="text">
      <style:text-properties style:font-name="OpenSymbol"/>
    </style:style>
    <style:style style:name="T5" style:family="text">
      <style:text-properties style:font-name="OpenSymbol" officeooo:rsid="00a41825"/>
    </style:style>
    <style:style style:name="T6" style:family="text">
      <style:text-properties style:font-name="OpenSymbol" officeooo:rsid="00bddef9"/>
    </style:style>
    <style:style style:name="T7" style:family="text">
      <style:text-properties style:font-name="OpenSymbol" officeooo:rsid="00bf12fb"/>
    </style:style>
    <style:style style:name="T8" style:family="text">
      <style:text-properties style:font-name="OpenSymbol" fo:font-style="normal" officeooo:rsid="00bf12fb" style:font-style-asian="normal" style:font-style-complex="normal"/>
    </style:style>
    <style:style style:name="T9" style:family="text">
      <style:text-properties officeooo:rsid="0057457e"/>
    </style:style>
    <style:style style:name="T10" style:family="text">
      <style:text-properties fo:color="#333333"/>
    </style:style>
    <style:style style:name="T11" style:family="text">
      <style:text-properties fo:color="#333333" officeooo:rsid="00a41825"/>
    </style:style>
    <style:style style:name="T12" style:family="text">
      <style:text-properties officeooo:rsid="00a5b6df"/>
    </style:style>
    <style:style style:name="T13" style:family="text">
      <style:text-properties officeooo:rsid="00a85288"/>
    </style:style>
    <style:style style:name="T14" style:family="text">
      <style:text-properties officeooo:rsid="00a9fb1f"/>
    </style:style>
    <style:style style:name="T15" style:family="text">
      <style:text-properties officeooo:rsid="00add824"/>
    </style:style>
    <style:style style:name="T16" style:family="text">
      <style:text-properties officeooo:rsid="00a41825"/>
    </style:style>
    <style:style style:name="T17" style:family="text">
      <style:text-properties fo:font-size="24pt" officeooo:rsid="007d45a6" style:font-size-asian="24pt" style:font-size-complex="24pt"/>
    </style:style>
    <style:style style:name="T18" style:family="text">
      <style:text-properties fo:font-size="24pt" officeooo:rsid="00a36e3b" style:font-size-asian="24pt" style:font-size-complex="24pt"/>
    </style:style>
    <style:style style:name="T19" style:family="text">
      <style:text-properties fo:font-size="24pt" officeooo:rsid="00b59d5e" style:font-size-asian="24pt" style:font-size-complex="24pt"/>
    </style:style>
    <style:style style:name="T20" style:family="text">
      <style:text-properties officeooo:rsid="00b52a49"/>
    </style:style>
    <style:style style:name="T21" style:family="text">
      <style:text-properties officeooo:rsid="00b981da"/>
    </style:style>
    <style:style style:name="T22" style:family="text">
      <style:text-properties fo:color="#111111"/>
    </style:style>
    <style:style style:name="T23" style:family="text">
      <style:text-properties fo:color="#111111" officeooo:rsid="00add824"/>
    </style:style>
    <style:style style:name="T24" style:family="text">
      <style:text-properties fo:color="#111111" fo:font-style="italic" style:font-style-asian="italic" style:font-style-complex="italic"/>
    </style:style>
    <style:style style:name="T25" style:family="text">
      <style:text-properties fo:color="#111111" fo:font-style="italic" officeooo:rsid="00add824" style:font-style-asian="italic" style:font-style-complex="italic"/>
    </style:style>
    <style:style style:name="T26" style:family="text">
      <style:text-properties fo:color="#111111" fo:font-style="italic" officeooo:rsid="00c8fe40" style:font-style-asian="italic" style:font-style-complex="italic"/>
    </style:style>
    <style:style style:name="T27" style:family="text">
      <style:text-properties fo:color="#111111" style:font-name="OpenSymbol" officeooo:rsid="00bf12fb"/>
    </style:style>
    <style:style style:name="T28" style:family="text">
      <style:text-properties fo:color="#111111" officeooo:rsid="00c8fe40"/>
    </style:style>
    <style:style style:name="T29" style:family="text">
      <style:text-properties fo:color="#111111" style:font-name="Times New Roman1" fo:font-style="italic" officeooo:rsid="00c8fe40" style:font-style-asian="italic" style:font-style-complex="italic"/>
    </style:style>
    <style:style style:name="T30" style:family="text">
      <style:text-properties officeooo:rsid="00bddef9"/>
    </style:style>
    <style:style style:name="T31" style:family="text">
      <style:text-properties officeooo:rsid="00bf12fb"/>
    </style:style>
    <style:style style:name="T32" style:family="text">
      <style:text-properties officeooo:rsid="00c64484"/>
    </style:style>
    <style:style style:name="T33" style:family="text">
      <style:text-properties officeooo:rsid="00c8fe40"/>
    </style:style>
    <style:style style:name="T34" style:family="text">
      <style:text-properties fo:font-style="normal" officeooo:rsid="00c8fe40" style:font-style-asian="normal" style:font-style-complex="normal"/>
    </style:style>
    <style:style style:name="T35" style:family="text">
      <style:text-properties style:font-name="Times New Roman1" fo:font-style="italic" officeooo:rsid="00c8fe40" style:font-style-asian="italic" style:font-style-complex="italic"/>
    </style:style>
    <style:style style:name="T36" style:family="text">
      <style:text-properties officeooo:rsid="00d18713"/>
    </style:style>
    <style:style style:name="T37" style:family="text">
      <style:text-properties officeooo:rsid="00d4b2f5"/>
    </style:style>
    <style:style style:name="T38" style:family="text">
      <style:text-properties loext:padding="0.049cm" loext:border="0.06pt solid #000000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style:use-window-font-color="true" style:text-outline="false" style:font-name="Times New Roman" fo:font-size="18pt" fo:font-style="normal" fo:text-shadow="none" style:text-underline-style="none" fo:font-weight="normal" style:font-relief="none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1.71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cm" svg:stroke-color="#000000" draw:marker-start-width="0.295cm" draw:marker-start-center="false" draw:marker-end="Arrow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cm" svg:stroke-color="#000000" draw:marker-start-width="0.15cm" draw:marker-start-center="false" draw:marker-end="Arrow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.03cm" svg:stroke-color="#000000" draw:marker-start="Arrow" draw:marker-start-width="0.15cm" draw:marker-start-center="fals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/>
    </style:style>
    <style:style style:name="gr9" style:family="graphic">
      <style:graphic-properties draw:stroke="none" svg:stroke-color="#000000" draw:fill="solid" draw:fill-color="#cccccc" fo:min-height="5.84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cm" draw:marker-start-width="0.39cm" draw:marker-end-width="0.39cm" draw:fill="none" draw:fill-color="#ffffff" draw:textarea-vertical-align="middle" draw:auto-grow-height="true" draw:auto-grow-width="true" fo:min-height="0.732cm" fo:min-width="3.602cm" fo:padding-top="0.014cm" fo:padding-bottom="0.014cm" fo:padding-left="0.014cm" fo:padding-right="0.014cm" style:run-through="foreground" style:vertical-pos="from-top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2.018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17">Vecteurs </text:span><text:span text:style-name="T19">3</text:span><text:span text:style-name="T18"> –</text:span> <text:span text:style-name="T20">Colinéarité</text:span></text:p>
      <text:p text:style-name="P6"/>
      <text:list xml:id="list1455071637" text:style-name="tfNum_20_I_29_">
        <text:list-item>
          <text:p text:style-name="P40">Colinéarité de deux vecteurs</text:p>
        </text:list-item>
      </text:list>
      <text:list xml:id="list197285413" text:style-name="tfNum_20_1_29_">
        <text:list-item>
          <text:p text:style-name="tfTitre_20_1_29_">Intuitivement</text:p>
        </text:list-item>
      </text:list>
      <text:p text:style-name="P4">Exprimer <draw:frame draw:style-name="fr1" draw:name="Objet137" text:anchor-type="as-char" svg:y="-0.566cm" svg:width="0.55cm" svg:height="0.704cm" draw:z-index="5"><draw:object xlink:href="./Object 137" xlink:type="simple" xlink:show="embed" xlink:actuate="onLoad"/><draw:image xlink:href="./ObjectReplacements/Object 137" xlink:type="simple" xlink:show="embed" xlink:actuate="onLoad"/></draw:frame><text:s/>en fonction de <draw:frame draw:style-name="fr1" draw:name="Objet138" text:anchor-type="as-char" svg:y="-0.566cm" svg:width="0.55cm" svg:height="0.704cm" draw:z-index="6"><draw:object xlink:href="./Object 138" xlink:type="simple" xlink:show="embed" xlink:actuate="onLoad"/><draw:image xlink:href="./ObjectReplacements/Object 138" xlink:type="simple" xlink:show="embed" xlink:actuate="onLoad"/></draw:frame><text:s/>dans les cas suivant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5"><draw:g text:anchor-type="as-char" draw:z-index="1" draw:style-name="gr2"><draw:line draw:style-name="gr3" draw:text-style-name="P44" svg:x1="-0.001cm" svg:y1="0.521cm" svg:x2="1.999cm" svg:y2="0.521cm"><text:p/></draw:line><draw:line draw:style-name="gr4" draw:text-style-name="P44" svg:x1="-0.001cm" svg:y1="0.958cm" svg:x2="0.999cm" svg:y2="0.958cm"><text:p/></draw:line><draw:frame draw:style-name="gr5" draw:text-style-name="P45" svg:width="0.473cm" svg:height="0.542cm" svg:x="0.72cm" svg:y="0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5" draw:text-style-name="P45" svg:width="0.473cm" svg:height="0.542cm" svg:x="0.217cm" svg:y="0.981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/draw:g></text:p>
          </table:table-cell>
          <table:table-cell table:style-name="Tableau1.A1" office:value-type="string">
            <text:p text:style-name="P25"><draw:g text:anchor-type="as-char" draw:z-index="2" draw:style-name="gr2"><draw:line draw:style-name="gr3" draw:text-style-name="P44" svg:x1="2cm" svg:y1="0.521cm" svg:x2="4cm" svg:y2="0.521cm"><text:p/></draw:line><draw:line draw:style-name="gr6" draw:text-style-name="P44" svg:x1="0cm" svg:y1="0.958cm" svg:x2="4cm" svg:y2="0.958cm"><text:p/></draw:line><draw:frame draw:style-name="gr5" draw:text-style-name="P45" svg:width="0.473cm" svg:height="0.542cm" svg:x="2.722cm" svg:y="0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5" draw:text-style-name="P45" svg:width="0.475cm" svg:height="0.542cm" svg:x="1.716cm" svg:y="0.981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/draw:g></text:p>
          </table:table-cell>
          <table:table-cell table:style-name="Tableau1.A1" office:value-type="string">
            <text:p text:style-name="P25"><draw:g text:anchor-type="as-char" draw:z-index="3" draw:style-name="gr2"><draw:line draw:style-name="gr3" draw:text-style-name="P44" svg:x1="0.635cm" svg:y1="0.521cm" svg:x2="2.635cm" svg:y2="0.521cm"><text:p/></draw:line><draw:line draw:style-name="gr4" draw:text-style-name="P44" svg:x1="0cm" svg:y1="0.782cm" svg:x2="1.891cm" svg:y2="1.433cm"><text:p/></draw:line><draw:frame draw:style-name="gr5" draw:text-style-name="P45" svg:width="0.473cm" svg:height="0.542cm" svg:x="1.356cm" svg:y="0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5" draw:text-style-name="P45" svg:width="0.473cm" svg:height="0.544cm" svg:x="0.552cm" svg:y="1.08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/draw:g></text:p>
          </table:table-cell>
        </table:table-row>
        <table:table-row>
          <table:table-cell table:style-name="Tableau1.A1" office:value-type="string">
            <text:p text:style-name="P26"><draw:frame draw:style-name="fr1" draw:name="Objet9" text:anchor-type="as-char" svg:y="-0.566cm" svg:width="2.087cm" svg:height="0.704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1.A1" office:value-type="string">
            <text:p text:style-name="P26"><draw:frame draw:style-name="fr1" draw:name="Objet1" text:anchor-type="as-char" svg:y="-0.931cm" svg:width="2.709cm" svg:height="1.499cm" draw:z-index="8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A1" office:value-type="string">
            <text:p text:style-name="P26"><draw:frame draw:style-name="fr1" draw:name="Objet2" text:anchor-type="as-char" svg:y="-0.566cm" svg:width="2.037cm" svg:height="0.704cm" draw:z-index="9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P4">Ces exemples permettent de sentir intuitivement que :</text:p>
      <text:list xml:id="list2552056541" text:style-name="tfPuce">
        <text:list-item>
          <text:p text:style-name="P30">si <draw:frame draw:style-name="fr1" draw:name="Objet139" text:anchor-type="as-char" svg:y="-0.566cm" svg:width="0.55cm" svg:height="0.704cm" draw:z-index="10"><draw:object xlink:href="./Object 139" xlink:type="simple" xlink:show="embed" xlink:actuate="onLoad"/><draw:image xlink:href="./ObjectReplacements/Object 139" xlink:type="simple" xlink:show="embed" xlink:actuate="onLoad"/></draw:frame><text:s/>et <draw:frame draw:style-name="fr1" draw:name="Objet140" text:anchor-type="as-char" svg:y="-0.566cm" svg:width="0.55cm" svg:height="0.704cm" draw:z-index="11"><draw:object xlink:href="./Object 140" xlink:type="simple" xlink:show="embed" xlink:actuate="onLoad"/><draw:image xlink:href="./ObjectReplacements/Object 140" xlink:type="simple" xlink:show="embed" xlink:actuate="onLoad"/></draw:frame><text:s/>ont la même direction, <text:span text:style-name="T22">il existe un réel </text:span><text:span text:style-name="T24">k</text:span><text:span text:style-name="T22"> tel que </text:span><text:span text:style-name="T22"><draw:frame draw:style-name="fr1" draw:name="Objet141" text:anchor-type="as-char" svg:y="-0.566cm" svg:width="1.84cm" svg:height="0.704cm" draw:z-index="12"><draw:object xlink:href="./Object 141" xlink:type="simple" xlink:show="embed" xlink:actuate="onLoad"/><draw:image xlink:href="./ObjectReplacements/Object 141" xlink:type="simple" xlink:show="embed" xlink:actuate="onLoad"/></draw:frame></text:span><text:span text:style-name="T22">.</text:span></text:p>
        </text:list-item>
        <text:list-item>
          <text:p text:style-name="P30">si <draw:frame draw:style-name="fr1" draw:name="Objet142" text:anchor-type="as-char" svg:y="-0.566cm" svg:width="0.55cm" svg:height="0.704cm" draw:z-index="13"><draw:object xlink:href="./Object 142" xlink:type="simple" xlink:show="embed" xlink:actuate="onLoad"/><draw:image xlink:href="./ObjectReplacements/Object 142" xlink:type="simple" xlink:show="embed" xlink:actuate="onLoad"/></draw:frame><text:s/>et <draw:frame draw:style-name="fr1" draw:name="Objet143" text:anchor-type="as-char" svg:y="-0.566cm" svg:width="0.55cm" svg:height="0.704cm" draw:z-index="14"><draw:object xlink:href="./Object 143" xlink:type="simple" xlink:show="embed" xlink:actuate="onLoad"/><draw:image xlink:href="./ObjectReplacements/Object 143" xlink:type="simple" xlink:show="embed" xlink:actuate="onLoad"/></draw:frame><text:s/>n'ont pas la même direction, <text:span text:style-name="T23">un tel réel </text:span><text:span text:style-name="T25">k</text:span><text:span text:style-name="T22"> n'existe pas.</text:span></text:p>
        </text:list-item>
      </text:list>
      <text:p text:style-name="P4"/>
      <text:p text:style-name="P4"/>
      <text:list xml:id="list151041446953102" text:continue-list="list197285413" text:style-name="tfNum_20_1_29_">
        <text:list-item>
          <text:p text:style-name="tfTitre_20_1_29_">Définition</text:p>
        </text:list-item>
      </text:list>
      <text:p text:style-name="P4">On dit que <draw:frame draw:style-name="fr1" draw:name="Objet145" text:anchor-type="as-char" svg:y="-0.566cm" svg:width="0.55cm" svg:height="0.704cm" draw:z-index="15"><draw:object xlink:href="./Object 145" xlink:type="simple" xlink:show="embed" xlink:actuate="onLoad"/><draw:image xlink:href="./ObjectReplacements/Object 145" xlink:type="simple" xlink:show="embed" xlink:actuate="onLoad"/></draw:frame><text:s/>est colinéaire à <draw:frame draw:style-name="fr1" draw:name="Objet146" text:anchor-type="as-char" svg:y="-0.566cm" svg:width="0.55cm" svg:height="0.704cm" draw:z-index="16"><draw:object xlink:href="./Object 146" xlink:type="simple" xlink:show="embed" xlink:actuate="onLoad"/><draw:image xlink:href="./ObjectReplacements/Object 146" xlink:type="simple" xlink:show="embed" xlink:actuate="onLoad"/></draw:frame><text:s/>lorsqu'il existe un réel <text:span text:style-name="T1">k</text:span> tel que <draw:frame draw:style-name="fr1" draw:name="Objet147" text:anchor-type="as-char" svg:y="-0.566cm" svg:width="1.84cm" svg:height="0.704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.</text:p>
      <text:list xml:id="list151041717533728" text:continue-list="list2552056541" text:style-name="tfPuce">
        <text:list-item>
          <text:p text:style-name="P30"><draw:frame draw:style-name="fr1" draw:name="Objet148" text:anchor-type="as-char" svg:y="-0.566cm" svg:width="0.55cm" svg:height="0.704cm" draw:z-index="18"><draw:object xlink:href="./Object 148" xlink:type="simple" xlink:show="embed" xlink:actuate="onLoad"/><draw:image xlink:href="./ObjectReplacements/Object 148" xlink:type="simple" xlink:show="embed" xlink:actuate="onLoad"/></draw:frame><text:s/>a alors la même direction que <draw:frame draw:style-name="fr1" draw:name="Objet149" text:anchor-type="as-char" svg:y="-0.566cm" svg:width="0.55cm" svg:height="0.704cm" draw:z-index="19"><draw:object xlink:href="./Object 149" xlink:type="simple" xlink:show="embed" xlink:actuate="onLoad"/><draw:image xlink:href="./ObjectReplacements/Object 149" xlink:type="simple" xlink:show="embed" xlink:actuate="onLoad"/></draw:frame>.</text:p>
        </text:list-item>
        <text:list-item>
          <text:p text:style-name="P31"><text:span text:style-name="T21">Les coordonnées de </text:span><draw:frame draw:style-name="fr1" draw:name="Objet7" text:anchor-type="as-char" svg:y="-0.566cm" svg:width="0.55cm" svg:height="0.704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text:s/><text:span text:style-name="T21">sont proportionnelles à celles de </text:span><draw:frame draw:style-name="fr1" draw:name="Objet8" text:anchor-type="as-char" svg:y="-0.566cm" svg:width="0.55cm" svg:height="0.704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  </text:list-item>
      </text:list>
      <text:p text:style-name="P4"/>
      <text:p text:style-name="P2">Remarques :</text:p>
      <text:list xml:id="list151040662188476" text:continue-numbering="true" text:style-name="tfPuce">
        <text:list-item>
          <text:p text:style-name="P30">Le vecteur nul est colinéaire à tout vecteur <draw:frame draw:style-name="fr1" draw:name="Objet154" text:anchor-type="as-char" svg:y="-0.566cm" svg:width="0.55cm" svg:height="0.704cm" draw:z-index="22"><draw:object xlink:href="./Object 154" xlink:type="simple" xlink:show="embed" xlink:actuate="onLoad"/><draw:image xlink:href="./ObjectReplacements/Object 154" xlink:type="simple" xlink:show="embed" xlink:actuate="onLoad"/></draw:frame> :<text:line-break/>car quelque soit <draw:frame draw:style-name="fr1" draw:name="Objet155" text:anchor-type="as-char" svg:y="-0.566cm" svg:width="0.55cm" svg:height="0.704cm" draw:z-index="23"><draw:object xlink:href="./Object 155" xlink:type="simple" xlink:show="embed" xlink:actuate="onLoad"/><draw:image xlink:href="./ObjectReplacements/Object 155" xlink:type="simple" xlink:show="embed" xlink:actuate="onLoad"/></draw:frame>, i<text:span text:style-name="T15">l suffit de choisir </text:span><text:span text:style-name="T2">k</text:span><text:span text:style-name="T15"> = </text:span><text:span text:style-name="T23">0</text:span><text:span text:style-name="T22"> : <text:s text:c="2"/></text:span><draw:frame draw:style-name="fr1" draw:name="Objet156" text:anchor-type="as-char" svg:y="-0.651cm" svg:width="2.327cm" svg:height="0.788cm" draw:z-index="24"><draw:object xlink:href="./Object 156" xlink:type="simple" xlink:show="embed" xlink:actuate="onLoad"/><draw:image xlink:href="./ObjectReplacements/Object 156" xlink:type="simple" xlink:show="embed" xlink:actuate="onLoad"/></draw:frame><text:line-break/><text:span text:style-name="T12">E</text:span>n revanche, aucun vecteur non nul n'est colinéaire au vecteur nul : <text:s text:c="2"/><draw:frame draw:style-name="fr1" draw:name="Objet157" text:anchor-type="as-char" svg:y="-0.651cm" svg:width="2.281cm" svg:height="0.788cm" draw:z-index="25"><draw:object xlink:href="./Object 157" xlink:type="simple" xlink:show="embed" xlink:actuate="onLoad"/><draw:image xlink:href="./ObjectReplacements/Object 157" xlink:type="simple" xlink:show="embed" xlink:actuate="onLoad"/></draw:frame></text:p>
        </text:list-item>
        <text:list-item>
          <text:p text:style-name="P30">Dans le cas où <draw:frame draw:style-name="fr1" draw:name="Objet158" text:anchor-type="as-char" svg:y="-0.566cm" svg:width="0.55cm" svg:height="0.704cm" draw:z-index="26"><draw:object xlink:href="./Object 158" xlink:type="simple" xlink:show="embed" xlink:actuate="onLoad"/><draw:image xlink:href="./ObjectReplacements/Object 158" xlink:type="simple" xlink:show="embed" xlink:actuate="onLoad"/></draw:frame><text:s/>et <draw:frame draw:style-name="fr1" draw:name="Objet159" text:anchor-type="as-char" svg:y="-0.566cm" svg:width="0.55cm" svg:height="0.704cm" draw:z-index="27"><draw:object xlink:href="./Object 159" xlink:type="simple" xlink:show="embed" xlink:actuate="onLoad"/><draw:image xlink:href="./ObjectReplacements/Object 159" xlink:type="simple" xlink:show="embed" xlink:actuate="onLoad"/></draw:frame><text:s/>sont non nuls et où <draw:frame draw:style-name="fr1" draw:name="Objet160" text:anchor-type="as-char" svg:y="-0.566cm" svg:width="0.55cm" svg:height="0.704cm" draw:z-index="28"><draw:object xlink:href="./Object 160" xlink:type="simple" xlink:show="embed" xlink:actuate="onLoad"/><draw:image xlink:href="./ObjectReplacements/Object 160" xlink:type="simple" xlink:show="embed" xlink:actuate="onLoad"/></draw:frame><text:s/>est colinéaire à <draw:frame draw:style-name="fr1" draw:name="Objet161" text:anchor-type="as-char" svg:y="-0.566cm" svg:width="0.55cm" svg:height="0.704cm" draw:z-index="29"><draw:object xlink:href="./Object 161" xlink:type="simple" xlink:show="embed" xlink:actuate="onLoad"/><draw:image xlink:href="./ObjectReplacements/Object 161" xlink:type="simple" xlink:show="embed" xlink:actuate="onLoad"/></draw:frame><text:s/>:<text:line-break/>Le réel <text:span text:style-name="T1">k</text:span> tel que <text:s/><draw:frame draw:style-name="fr1" draw:name="Objet162" text:anchor-type="as-char" svg:y="-0.566cm" svg:width="1.861cm" svg:height="0.704cm" draw:z-index="30"><draw:object xlink:href="./Object 162" xlink:type="simple" xlink:show="embed" xlink:actuate="onLoad"/><draw:image xlink:href="./ObjectReplacements/Object 162" xlink:type="simple" xlink:show="embed" xlink:actuate="onLoad"/></draw:frame><text:s text:c="2"/>est alors non-nul, <text:line-break/>on peut donc écrire <text:s/><draw:frame draw:style-name="fr1" draw:name="Objet163" text:anchor-type="as-char" svg:y="-0.931cm" svg:width="2.018cm" svg:height="1.499cm" draw:z-index="31"><draw:object xlink:href="./Object 163" xlink:type="simple" xlink:show="embed" xlink:actuate="onLoad"/><draw:image xlink:href="./ObjectReplacements/Object 163" xlink:type="simple" xlink:show="embed" xlink:actuate="onLoad"/></draw:frame><text:s text:c="2"/><text:span text:style-name="T22">et <text:s/></text:span><text:span text:style-name="T22"><draw:frame draw:style-name="fr1" draw:name="Objet164" text:anchor-type="as-char" svg:y="-0.566cm" svg:width="0.55cm" svg:height="0.704cm" draw:z-index="32"><draw:object xlink:href="./Object 164" xlink:type="simple" xlink:show="embed" xlink:actuate="onLoad"/><draw:image xlink:href="./ObjectReplacements/Object 164" xlink:type="simple" xlink:show="embed" xlink:actuate="onLoad"/></draw:frame></text:span><text:span text:style-name="T22"><text:s/>est donc aussi colinéaire à </text:span><text:span text:style-name="T22"><draw:frame draw:style-name="fr1" draw:name="Objet165" text:anchor-type="as-char" svg:y="-0.566cm" svg:width="0.55cm" svg:height="0.704cm" draw:z-index="33"><draw:object xlink:href="./Object 165" xlink:type="simple" xlink:show="embed" xlink:actuate="onLoad"/><draw:image xlink:href="./ObjectReplacements/Object 165" xlink:type="simple" xlink:show="embed" xlink:actuate="onLoad"/></draw:frame></text:span><text:span text:style-name="T22">.</text:span><text:line-break/>On dit alors que <text:s/>« <draw:frame draw:style-name="fr1" draw:name="Objet166" text:anchor-type="as-char" svg:y="-0.566cm" svg:width="0.55cm" svg:height="0.704cm" draw:z-index="34"><draw:object xlink:href="./Object 167" xlink:type="simple" xlink:show="embed" xlink:actuate="onLoad"/><draw:image xlink:href="./ObjectReplacements/Object 167" xlink:type="simple" xlink:show="embed" xlink:actuate="onLoad"/></draw:frame> et <draw:frame draw:style-name="fr1" draw:name="Objet167" text:anchor-type="as-char" svg:y="-0.566cm" svg:width="0.55cm" svg:height="0.704cm" draw:z-index="35"><draw:object xlink:href="./Object 168" xlink:type="simple" xlink:show="embed" xlink:actuate="onLoad"/><draw:image xlink:href="./ObjectReplacements/Object 168" xlink:type="simple" xlink:show="embed" xlink:actuate="onLoad"/></draw:frame><text:s/>sont colinéaires » <text:s text:c="4"/>(l'un à l'autre)</text:p>
        </text:list-item>
      </text:list>
      <text:p text:style-name="P4"/>
      <text:p text:style-name="P4"><draw:frame text:anchor-type="paragraph" draw:z-index="0" draw:style-name="gr1" draw:text-style-name="P43" svg:width="5.804cm" svg:height="2.924cm" svg:x="13.208cm" svg:y="0.333cm"><draw:text-box><text:p><text:span text:style-name="T39">p149 : 120, 121, 122</text:span></text:p><text:p><text:span text:style-name="T39">p154 : 163</text:span></text:p><text:p><text:span text:style-name="T39"/></text:p><text:p><text:span text:style-name="T39">p178 : 88</text:span></text:p></draw:text-box></draw:frame></text:p>
      <text:p text:style-name="P22"/>
      <text:list xml:id="list151039751171132" text:continue-list="list1455071637" text:style-name="tfNum_20_I_29_">
        <text:list-item>
          <text:p text:style-name="P41">Dans les exercices</text:p>
        </text:list-item>
      </text:list>
      <text:list xml:id="list151041124214765" text:continue-list="list151041446953102" text:style-name="tfNum_20_1_29_">
        <text:list-item text:start-value="1">
          <text:p text:style-name="P37">Application</text:p>
        </text:list-item>
      </text:list>
      <text:p text:style-name="P5">A, B, C et D étant distincts, on a :</text:p>
      <text:list xml:id="list151040616851920" text:continue-list="list151040662188476" text:style-name="tfPuce">
        <text:list-item>
          <text:p text:style-name="P29"><text:span text:style-name="T5"><draw:frame draw:style-name="fr1" draw:name="Objet150" text:anchor-type="as-char" svg:y="-0.653cm" svg:width="1.15cm" svg:height="0.788cm" draw:z-index="5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<text:s/>et </text:span><text:span text:style-name="T16"><draw:frame draw:style-name="fr1" draw:name="Objet151" text:anchor-type="as-char" svg:y="-0.653cm" svg:width="1.138cm" svg:height="0.79cm" draw:z-index="5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6"><text:s/>sont colinéaires <text:s/></text:span><text:span text:style-name="T5">⇔</text:span><text:span text:style-name="T16"> <text:s/></text:span><text:span text:style-name="T11">(AB) // (CD)</text:span></text:p>
        </text:list-item>
        <text:list-item>
          <text:p text:style-name="P32"><text:span text:style-name="T4"><draw:frame draw:style-name="fr1" draw:name="Objet152" text:anchor-type="as-char" svg:y="-0.653cm" svg:width="1.27cm" svg:height="0.788cm" draw:z-index="5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/>et <draw:frame draw:style-name="fr1" draw:name="Objet153" text:anchor-type="as-char" svg:y="-0.651cm" svg:width="1.263cm" svg:height="0.787cm" draw:z-index="55"><draw:object xlink:href="./Object 7" xlink:type="simple" xlink:show="embed" xlink:actuate="onLoad"/><draw:image xlink:href="./ObjectReplacements/Object 7" xlink:type="simple" xlink:show="embed" xlink:actuate="onLoad"/><svg:desc>formule</svg:desc></draw:frame><text:s/>sont colinéaires <text:s/><text:span text:style-name="T4">⇔</text:span> <text:s/><text:span text:style-name="T10">A, B et C sont alignés</text:span></text:p>
        </text:list-item>
      </text:list>
      <text:p text:style-name="P18"/>
      <text:list xml:id="list151041201406681" text:continue-list="list151041124214765" text:style-name="tfNum_20_1_29_">
        <text:list-item>
          <text:p text:style-name="P38">Exemple</text:p>
        </text:list-item>
      </text:list>
      <text:p text:style-name="P18"><text:span text:style-name="T13">Dans un repère </text:span><text:span text:style-name="T13"><draw:frame draw:style-name="fr1" draw:name="Objet75" text:anchor-type="as-char" svg:y="-0.626cm" svg:width="2.584cm" svg:height="0.804cm" draw:z-index="5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3">, on considère les points : <text:line-break/>A(1 ; 2), B(4 ; 1), C(6 ; –1), D(0 ; 1) et E(3 ; 4/3).</text:span></text:p>
      <text:list xml:id="list4146932822" text:style-name="Numbering_20_1">
        <text:list-item>
          <text:p text:style-name="P33">Montrer que <text:span text:style-name="T13">(</text:span>AB<text:span text:style-name="T13">)</text:span> et <text:span text:style-name="T13">(</text:span>C<text:span text:style-name="T13">D</text:span>) sont <text:span text:style-name="T14">parallèles</text:span>.</text:p>
        </text:list-item>
        <text:list-item>
          <text:p text:style-name="P34">Les points A, B et E sont-ils alignés ?</text:p>
        </text:list-item>
      </text:list>
      <text:p text:style-name="P19"/>
      <text:p text:style-name="P3">Rédaction :</text:p>
      <text:list xml:id="list151041523471760" text:continue-list="list4146932822" text:style-name="Numbering_20_1">
        <text:list-item text:start-value="1">
          <text:p text:style-name="P35">Montrer que : <text:span text:style-name="T14">(AB) // (CD)</text:span>.</text:p>
        </text:list-item>
      </text:list>
      <text:p text:style-name="P20"><text:span text:style-name="T9">Par hypothèse, A(1 ; 2) et B(4 ; 1) donc </text:span><text:span text:style-name="T9"><draw:frame draw:style-name="fr1" draw:name="Objet90" text:anchor-type="as-char" svg:y="-1.025cm" svg:width="2.575cm" svg:height="1.695cm" draw:z-index="57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20"><text:span text:style-name="T9">Par hypothèse, C(6 ; –1) et D(0 ; 1) donc </text:span><text:span text:style-name="T9"><draw:frame draw:style-name="fr1" draw:name="Objet91" text:anchor-type="as-char" svg:y="-1.025cm" svg:width="2.574cm" svg:height="1.695cm" draw:z-index="5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20"><text:span text:style-name="T9">On remarque que </text:span><text:span text:style-name="T9"><draw:frame draw:style-name="fr1" draw:name="Objet93" text:anchor-type="as-char" svg:y="-0.651cm" svg:width="3.452cm" svg:height="0.787cm" draw:z-index="5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23">donc <draw:frame draw:style-name="fr1" draw:name="Objet5" text:anchor-type="as-char" svg:y="-0.653cm" svg:width="1.138cm" svg:height="0.788cm" draw:z-index="60"><draw:object xlink:href="./Object 22" xlink:type="simple" xlink:show="embed" xlink:actuate="onLoad"/><draw:image xlink:href="./ObjectReplacements/Object 22" xlink:type="simple" xlink:show="embed" xlink:actuate="onLoad"/><svg:desc>formule</svg:desc></draw:frame><text:s/>est colinéaire à <draw:frame draw:style-name="fr1" draw:name="Objet6" text:anchor-type="as-char" svg:y="-0.653cm" svg:width="1.15cm" svg:height="0.788cm" draw:z-index="6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20"><text:span text:style-name="T9">donc </text:span><text:span text:style-name="T9"><draw:frame text:anchor-type="as-char" svg:y="-0.61cm" draw:z-index="50" draw:style-name="gr10" draw:text-style-name="P47" svg:width="3.631cm" svg:height="0.761cm"><draw:text-box><text:p><text:span text:style-name="T40"><text:s/></text:span><text:span text:style-name="T40">(AB) // (CD) </text:span></text:p></draw:text-box></draw:frame></text:span><text:span text:style-name="T9">.</text:span></text:p>
      <text:p text:style-name="P19"/>
      <text:list xml:id="list151041473301329" text:continue-numbering="true" text:style-name="Numbering_20_1">
        <text:list-item>
          <text:p text:style-name="P35">A, B et E sont-ils alignés ?</text:p>
        </text:list-item>
      </text:list>
      <text:p text:style-name="P24"><text:span text:style-name="T37">On a </text:span><text:span text:style-name="T37"><draw:frame draw:style-name="fr1" draw:name="Objet17" text:anchor-type="as-char" svg:y="-1.025cm" svg:width="2.575cm" svg:height="1.695cm" draw:z-index="62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7"><text:s/>et par hypothèse, A(1 ; 2) et E(3 ; 4/3) donc </text:span><text:span text:style-name="T37"><draw:frame draw:style-name="fr1" draw:name="Objet18" text:anchor-type="as-char" svg:y="-1.399cm" svg:width="2.725cm" svg:height="2.501cm" draw:z-index="63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<text:p text:style-name="P27"><text:span text:style-name="T14">On remarque que </text:span><text:span text:style-name="T14"><draw:frame draw:style-name="fr1" draw:name="Objet3" text:anchor-type="as-char" svg:y="-0.93cm" svg:width="7.862cm" svg:height="1.515cm" draw:z-index="6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8">donc <draw:frame draw:style-name="fr1" draw:name="Objet4" text:anchor-type="as-char" svg:y="-0.651cm" svg:width="1.147cm" svg:height="0.787cm" draw:z-index="65"><draw:object xlink:href="./Object 1" xlink:type="simple" xlink:show="embed" xlink:actuate="onLoad"/><draw:image xlink:href="./ObjectReplacements/Object 1" xlink:type="simple" xlink:show="embed" xlink:actuate="onLoad"/></draw:frame><text:s/>est colinéaire à <draw:frame draw:style-name="fr1" draw:name="Objet19" text:anchor-type="as-char" svg:y="-0.651cm" svg:width="1.127cm" svg:height="0.787cm" draw:z-index="66"><draw:object xlink:href="./Object 25" xlink:type="simple" xlink:show="embed" xlink:actuate="onLoad"/><draw:image xlink:href="./ObjectReplacements/Object 25" xlink:type="simple" xlink:show="embed" xlink:actuate="onLoad"/></draw:frame></text:p>
      <text:p text:style-name="P28"><draw:frame text:anchor-type="paragraph" draw:z-index="51" draw:style-name="gr11" draw:text-style-name="P43" svg:width="5.927cm" svg:height="2.193cm" svg:x="13.085cm" svg:y="2.097cm"><draw:text-box><text:p><text:span text:style-name="T39">p151 : 137, 144, 145</text:span></text:p><text:p><text:span text:style-name="T39">p152 : 150, 151</text:span></text:p><text:p><text:span text:style-name="T39">p153 : 153</text:span></text:p></draw:text-box></draw:frame>donc <text:span text:style-name="T38">A, B et E sont bien alignés</text:span>.</text:p>
      <text:list xml:id="list151040755411318" text:continue-list="list151039751171132" text:style-name="tfNum_20_I_29_">
        <text:list-item>
          <text:p text:style-name="P42">Déterminant de 2 vecteurs</text:p>
        </text:list-item>
      </text:list>
      <text:p text:style-name="P21">Parfois, il n’est pas très facile de mettre en évidence le fait que deux vecteurs sont colinéaires. On peut alors calculer leur « déterminant ».</text:p>
      <text:p text:style-name="P21"/>
      <text:list xml:id="list151040589515448" text:continue-list="list151041201406681" text:style-name="tfNum_20_1_29_">
        <text:list-item text:start-value="1">
          <text:p text:style-name="tfTitre_20_1_29_">Dé<text:span text:style-name="T36">finition</text:span></text:p>
        </text:list-item>
      </text:list>
      <text:p text:style-name="P8"><text:span text:style-name="T31">On appelle « déterminant des vecteurs </text:span><text:span text:style-name="T31"><draw:frame draw:style-name="fr1" draw:name="Objet11" text:anchor-type="as-char" svg:y="-0.905cm" svg:width="1.593cm" svg:height="1.586cm" draw:z-index="36"><draw:object xlink:href="./Object 16" xlink:type="simple" xlink:show="embed" xlink:actuate="onLoad"/><draw:image xlink:href="./ObjectReplacements/Object 16" xlink:type="simple" xlink:show="embed" xlink:actuate="onLoad"/></draw:frame></text:span><text:span text:style-name="T31"><text:s/>et </text:span><text:span text:style-name="T31"><draw:frame draw:style-name="fr1" draw:name="Objet12" text:anchor-type="as-char" svg:y="-0.905cm" svg:width="1.852cm" svg:height="1.586cm" draw:z-index="37"><draw:object xlink:href="./Object 17" xlink:type="simple" xlink:show="embed" xlink:actuate="onLoad"/><draw:image xlink:href="./ObjectReplacements/Object 17" xlink:type="simple" xlink:show="embed" xlink:actuate="onLoad"/></draw:frame></text:span><text:span text:style-name="T31"> » le réel noté :</text:span></text:p>
      <text:p text:style-name="P7"><draw:frame draw:style-name="fr1" draw:name="Objet45" text:anchor-type="as-char" svg:y="-0.961cm" svg:width="8.116cm" svg:height="1.607cm" draw:z-index="38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9"/>
      <text:p text:style-name="P9"/>
      <text:list xml:id="list151040049215384" text:continue-numbering="true" text:style-name="tfNum_20_1_29_">
        <text:list-item>
          <text:p text:style-name="P39">Critère de colinéarité</text:p>
        </text:list-item>
      </text:list>
      <text:p text:style-name="P10">Soit <draw:frame draw:style-name="fr1" draw:name="Objet16" text:anchor-type="as-char" svg:y="-0.564cm" svg:width="0.55cm" svg:height="0.702cm" draw:z-index="39"><draw:object xlink:href="./Object 21" xlink:type="simple" xlink:show="embed" xlink:actuate="onLoad"/><draw:image xlink:href="./ObjectReplacements/Object 21" xlink:type="simple" xlink:show="embed" xlink:actuate="onLoad"/></draw:frame><text:s/>un vecteur non nul :</text:p>
      <text:p text:style-name="P13"><text:span text:style-name="T30"><draw:frame draw:style-name="fr1" draw:name="Objet13" text:anchor-type="as-char" svg:y="-0.564cm" svg:width="0.55cm" svg:height="0.702cm" draw:z-index="40"><draw:object xlink:href="./Object 18" xlink:type="simple" xlink:show="embed" xlink:actuate="onLoad"/><draw:image xlink:href="./ObjectReplacements/Object 18" xlink:type="simple" xlink:show="embed" xlink:actuate="onLoad"/></draw:frame></text:span><text:span text:style-name="T30"><text:s/>est colinéaire à </text:span><text:span text:style-name="T30"><draw:frame draw:style-name="fr1" draw:name="Objet14" text:anchor-type="as-char" svg:y="-0.564cm" svg:width="0.55cm" svg:height="0.702cm" draw:z-index="41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<text:s/></text:span><text:span text:style-name="T6">⇔</text:span> <draw:frame draw:style-name="fr1" draw:name="Objet15" text:anchor-type="as-char" svg:y="-0.579cm" svg:width="3.38cm" svg:height="0.758cm" draw:z-index="4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2"/>
      <text:p text:style-name="P12"/>
      <text:p text:style-name="P1">Démonstration :</text:p>
      <text:p text:style-name="P11">Soit <draw:frame draw:style-name="fr1" draw:name="Objet49" text:anchor-type="as-char" svg:y="-0.564cm" svg:width="0.55cm" svg:height="0.702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text:s/>un vecteur non nul :</text:p>
      <text:p text:style-name="P14"><text:span text:style-name="T31"><draw:frame draw:style-name="fr1" draw:name="Objet10" text:anchor-type="as-char" svg:y="-0.905cm" svg:width="1.593cm" svg:height="1.586cm" draw:z-index="4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1"><text:s/>colinéaire à </text:span><text:span text:style-name="T31"><draw:frame draw:style-name="fr1" draw:name="Objet46" text:anchor-type="as-char" svg:y="-0.905cm" svg:width="1.852cm" svg:height="1.586cm" draw:z-index="4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31"><text:tab/></text:span><text:span text:style-name="T7">⇔</text:span> <draw:frame draw:style-name="fr1" draw:name="Objet53" text:anchor-type="as-char" svg:y="-0.831cm" svg:width="7.749cm" svg:height="1.436cm" draw:z-index="4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14"><draw:g text:anchor-type="char" draw:z-index="4" draw:style-name="gr7"><draw:line draw:name="Forme1" draw:style-name="gr8" draw:text-style-name="P46" svg:x1="8.562cm" svg:y1="0cm" svg:x2="8.562cm" svg:y2="1.457cm"><text:p/></draw:line><draw:line draw:name="Forme2" draw:style-name="gr8" draw:text-style-name="P46" svg:x1="7.654cm" svg:y1="0.716cm" svg:x2="9.464cm" svg:y2="0.716cm"><text:p/></draw:line></draw:g><text:tab/><text:span text:style-name="T7">⇔</text:span> <draw:frame draw:style-name="fr1" draw:name="Objet47" text:anchor-type="as-char" svg:y="-0.887cm" svg:width="1.812cm" svg:height="1.459cm" draw:z-index="47"><draw:object xlink:href="./Object 52" xlink:type="simple" xlink:show="embed" xlink:actuate="onLoad"/><draw:image xlink:href="./ObjectReplacements/Object 52" xlink:type="simple" xlink:show="embed" xlink:actuate="onLoad"/><svg:desc>formule</svg:desc></draw:frame><text:s/><text:span text:style-name="T32">est un tableau de proportionnalité</text:span></text:p>
      <text:p text:style-name="P15"><text:tab/><text:span text:style-name="T27">⇔</text:span><text:span text:style-name="T22"> </text:span><text:span text:style-name="T26">x</text:span><text:span text:style-name="T28"> </text:span><text:span text:style-name="T26">y</text:span><text:span text:style-name="T29">'</text:span><text:span text:style-name="T28"> = </text:span><text:span text:style-name="T26">x</text:span><text:span text:style-name="T29">'</text:span><text:span text:style-name="T28"> </text:span><text:span text:style-name="T26">y</text:span></text:p>
      <text:p text:style-name="P16"><text:tab/><text:span text:style-name="T7">⇔</text:span> <text:span text:style-name="T3">x</text:span><text:span text:style-name="T33"> </text:span><text:span text:style-name="T3">y</text:span><text:span text:style-name="T35">'</text:span><text:span text:style-name="T33"> – </text:span><text:span text:style-name="T3">x</text:span><text:span text:style-name="T35">'</text:span><text:span text:style-name="T33"> </text:span><text:span text:style-name="T3">y</text:span><text:span text:style-name="T34"> = 0</text:span></text:p>
      <text:p text:style-name="P16"><text:span text:style-name="T34"><text:tab/></text:span><text:span text:style-name="T8">⇔</text:span><text:span text:style-name="T34"> </text:span><text:span text:style-name="T34"><draw:frame draw:style-name="fr1" draw:name="Objet48" text:anchor-type="as-char" svg:y="-0.579cm" svg:width="3.38cm" svg:height="0.758cm" draw:z-index="4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<text:p text:style-name="P17"><draw:frame text:anchor-type="paragraph" draw:z-index="49" draw:style-name="gr9" draw:text-style-name="P43" svg:width="6.721cm" svg:height="5.845cm" svg:x="12.291cm" svg:y="1.489cm"><draw:text-box><text:p><text:span text:style-name="T39">p173 : 42, 44, 48, 49</text:span></text:p><text:p><text:span text:style-name="T39">p176 : 67, 68, 69, 71, 76</text:span></text:p><text:p><text:span text:style-name="T39">p177 : 78, 79, 81, 82</text:span></text:p><text:p><text:span text:style-name="T39">p178 : 86</text:span></text:p><text:p><text:span text:style-name="T39">p179 : 91</text:span></text:p><text:p><text:span text:style-name="T39"/></text:p><text:p><text:span text:style-name="T39">algo</text:span></text:p><text:p><text:span text:style-name="T39">p177 : 77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5H23M18S</meta:editing-duration>
    <meta:editing-cycles>169</meta:editing-cycles>
    <meta:generator>LibreOffice/6.2.3.2$Windows_X86_64 LibreOffice_project/aecc05fe267cc68dde00352a451aa867b3b546ac</meta:generator>
    <dc:date>2019-07-18T15:10:38.625000000</dc:date>
    <meta:print-date>2014-01-09T09:53:19.91</meta:print-date>
    <meta:document-statistic meta:table-count="1" meta:image-count="0" meta:object-count="59" meta:page-count="3" meta:paragraph-count="56" meta:word-count="415" meta:character-count="1988" meta:non-whitespace-character-count="1569"/>
  </office:meta>
</office:document-meta>
</file>

<file path=Object 1/content.xml><?xml version="1.0" encoding="utf-8"?>
<math xmlns="http://www.w3.org/1998/Math/MathML" display="block">
  <semantics>
    <mstyle color="black">
      <mover accent="true">
        <mtext>AB</mtext>
        <mo stretchy="true">⃗</mo>
      </mover>
    </mstyle>
    <annotation encoding="StarMath 5.0">color black{ widevec {"AB"}}</annotation>
  </semantics>
</math>
</file>

<file path=Object 10/content.xml><?xml version="1.0" encoding="utf-8"?>
<math xmlns="http://www.w3.org/1998/Math/MathML" display="block">
  <semantics>
    <mrow>
      <mover accent="true">
        <mtext>CD</mtext>
        <mo stretchy="true">⃗</mo>
      </mover>
      <mrow>
        <mo fence="true" stretchy="true">(</mo>
        <mrow>
          <mstyle color="black">
            <mtable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n>2</mn>
                </mtd>
              </mtr>
            </mtable>
          </mstyle>
        </mrow>
        <mo fence="true" stretchy="true">)</mo>
      </mrow>
    </mrow>
    <annotation encoding="StarMath 5.0"> widevec {"CD"} left( color black{ matrix{-6  ##  2} } right)</annotation>
  </semantics>
</math>
</file>

<file path=Object 11/content.xml><?xml version="1.0" encoding="utf-8"?>
<math xmlns="http://www.w3.org/1998/Math/MathML" display="block">
  <semantics>
    <mstyle color="black">
      <mrow>
        <mrow>
          <mover accent="true">
            <mtext>CD</mtext>
            <mo stretchy="true">⃗</mo>
          </mover>
          <mo stretchy="false">=</mo>
          <mrow>
            <mo stretchy="false">−</mo>
            <mn>2</mn>
          </mrow>
        </mrow>
        <mover accent="true">
          <mtext>AB</mtext>
          <mo stretchy="true">⃗</mo>
        </mover>
      </mrow>
    </mstyle>
    <annotation encoding="StarMath 5.0">color black{ widevec {"CD"}= -2 widevec {"AB"} }</annotation>
  </semantics>
</math>
</file>

<file path=Object 12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3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style color="black">
          <mrow>
            <mspace width="0.5em"/>
            <mn>2</mn>
            <mspace width="0.5em"/>
          </mrow>
        </mstyle>
      </mrow>
      <mover accent="true">
        <mi>v</mi>
        <mo stretchy="false">⃗</mo>
      </mover>
    </mrow>
    <annotation encoding="StarMath 5.0"> vec {u} = color black { ` 2 `} vec {v}</annotation>
  </semantics>
</math>
</file>

<file path=Object 137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38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3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4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40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41/content.xml><?xml version="1.0" encoding="utf-8"?>
<math xmlns="http://www.w3.org/1998/Math/MathML" display="block">
  <semantics>
    <mstyle color="black">
      <mrow>
        <mrow>
          <mover accent="true">
            <mi>u</mi>
            <mo stretchy="false">⃗</mo>
          </mover>
          <mo stretchy="false">=</mo>
          <mi>k</mi>
        </mrow>
        <mover accent="true">
          <mi>v</mi>
          <mo stretchy="true">⃗</mo>
        </mover>
      </mrow>
    </mstyle>
    <annotation encoding="StarMath 5.0">color black { vec {u} =  k  widevec {v}}</annotation>
  </semantics>
</math>
</file>

<file path=Object 142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43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45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46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4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i>k</mi>
      </mrow>
      <mover accent="true">
        <mi>v</mi>
        <mo stretchy="true">⃗</mo>
      </mover>
    </mrow>
    <annotation encoding="StarMath 5.0"> vec {u} =  k  widevec {v}</annotation>
  </semantics>
</math>
</file>

<file path=Object 148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49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5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vec {u} left ( binom{x}{y}  right ) </annotation>
  </semantics>
</math>
</file>

<file path=Object 154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55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156/content.xml><?xml version="1.0" encoding="utf-8"?>
<math xmlns="http://www.w3.org/1998/Math/MathML" display="block">
  <semantics>
    <mstyle color="black">
      <mrow>
        <mover accent="true">
          <mn>0</mn>
          <mo stretchy="false">⃗</mo>
        </mover>
        <mo stretchy="false">=</mo>
        <mrow>
          <mn>0</mn>
          <mo stretchy="false">×</mo>
          <mover accent="true">
            <mi>v</mi>
            <mo stretchy="false">⃗</mo>
          </mover>
        </mrow>
      </mrow>
    </mstyle>
    <annotation encoding="StarMath 5.0">color black {vec {0} =  0  times   vec {v}}</annotation>
  </semantics>
</math>
</file>

<file path=Object 157/content.xml><?xml version="1.0" encoding="utf-8"?>
<math xmlns="http://www.w3.org/1998/Math/MathML" display="block">
  <semantics>
    <mstyle color="black">
      <mrow>
        <mover accent="true">
          <mi>u</mi>
          <mo stretchy="false">⃗</mo>
        </mover>
        <mo stretchy="false">=</mo>
        <mrow>
          <mtext>?</mtext>
          <mo stretchy="false">×</mo>
          <mover accent="true">
            <mn>0</mn>
            <mo stretchy="false">⃗</mo>
          </mover>
        </mrow>
      </mrow>
    </mstyle>
    <annotation encoding="StarMath 5.0">color black { vec {u} =  "?"  times   vec {0}}</annotation>
  </semantics>
</math>
</file>

<file path=Object 158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59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6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vec {u} left ( binom{x}{y}  right ) </annotation>
  </semantics>
</math>
</file>

<file path=Object 160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61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62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i>k</mi>
      </mrow>
      <mover accent="true">
        <mi>v</mi>
        <mo stretchy="false">⃗</mo>
      </mover>
    </mrow>
    <annotation encoding="StarMath 5.0"> vec {u} =  k  vec {v}</annotation>
  </semantics>
</math>
</file>

<file path=Object 163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style color="black">
        <mrow>
          <mfrac>
            <mn>1</mn>
            <mi>k</mi>
          </mfrac>
          <mover accent="true">
            <mi>u</mi>
            <mo stretchy="false">⃗</mo>
          </mover>
        </mrow>
      </mstyle>
    </mrow>
    <annotation encoding="StarMath 5.0"> vec {v} = color black {{1 over k}  vec {u}}</annotation>
  </semantics>
</math>
</file>

<file path=Object 164/content.xml><?xml version="1.0" encoding="utf-8"?>
<math xmlns="http://www.w3.org/1998/Math/MathML" display="block">
  <semantics>
    <mstyle color="black">
      <mover accent="true">
        <mi>v</mi>
        <mo stretchy="false">⃗</mo>
      </mover>
    </mstyle>
    <annotation encoding="StarMath 5.0">color black { vec {v}}</annotation>
  </semantics>
</math>
</file>

<file path=Object 165/content.xml><?xml version="1.0" encoding="utf-8"?>
<math xmlns="http://www.w3.org/1998/Math/MathML" display="block">
  <semantics>
    <mstyle color="black">
      <mover accent="true">
        <mi>u</mi>
        <mo stretchy="false">⃗</mo>
      </mover>
    </mstyle>
    <annotation encoding="StarMath 5.0">color black { vec {u}}</annotation>
  </semantics>
</math>
</file>

<file path=Object 167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68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7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vec {v} left ( binom{x'}{y'}  right ) </annotation>
  </semantics>
</math>
</file>

<file path=Object 18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9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2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20/content.xml><?xml version="1.0" encoding="utf-8"?>
<math xmlns="http://www.w3.org/1998/Math/MathML" display="block">
  <semantics>
    <mrow>
      <mtext>det</mtext>
      <mrow>
        <mrow>
          <mo fence="true" stretchy="false">(</mo>
          <mrow>
            <mrow>
              <mover accent="true">
                <mi>u</mi>
                <mo stretchy="false">⃗</mo>
              </mover>
              <mstyle mathvariant="normal">
                <mi mathvariant="normal">;</mi>
              </mstyle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n>0</mn>
      </mrow>
    </mrow>
    <annotation encoding="StarMath 5.0">"det"(vec u nitalic; vec v)=0</annotation>
  </semantics>
</math>
</file>

<file path=Object 21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22/content.xml><?xml version="1.0" encoding="utf-8"?>
<math xmlns="http://www.w3.org/1998/Math/MathML" display="block">
  <semantics>
    <mstyle color="black">
      <mover accent="true">
        <mtext>CD</mtext>
        <mo stretchy="true">⃗</mo>
      </mover>
    </mstyle>
    <annotation encoding="StarMath 5.0">color black{ widevec {"CD"}}</annotation>
  </semantics>
</math>
</file>

<file path=Object 23/content.xml><?xml version="1.0" encoding="utf-8"?>
<math xmlns="http://www.w3.org/1998/Math/MathML" display="block">
  <semantics>
    <mstyle color="black">
      <mover accent="true">
        <mtext>AB</mtext>
        <mo stretchy="true">⃗</mo>
      </mover>
    </mstyle>
    <annotation encoding="StarMath 5.0">color black{ widevec {"AB"}}</annotation>
  </semantics>
</math>
</file>

<file path=Object 24/content.xml><?xml version="1.0" encoding="utf-8"?>
<math xmlns="http://www.w3.org/1998/Math/MathML" display="block">
  <semantics>
    <mstyle color="black">
      <mrow>
        <mn>2</mn>
        <mrow>
          <mover accent="true">
            <mtext>AB</mtext>
            <mo stretchy="true">⃗</mo>
          </mover>
          <mo stretchy="false">=</mo>
          <mn>3</mn>
        </mrow>
        <mover accent="true">
          <mtext>AE</mtext>
          <mo stretchy="true">⃗</mo>
        </mover>
        <mtext> donc </mtext>
        <mrow>
          <mover accent="true">
            <mtext>AB</mtext>
            <mo stretchy="true">⃗</mo>
          </mover>
          <mo stretchy="false">=</mo>
          <mfrac>
            <mn>3</mn>
            <mn>2</mn>
          </mfrac>
        </mrow>
        <mover accent="true">
          <mtext>AE</mtext>
          <mo stretchy="true">⃗</mo>
        </mover>
      </mrow>
    </mstyle>
    <annotation encoding="StarMath 5.0">color black{{2}  widevec {"AB"} = {3}  widevec {"AE"} " donc "  widevec {"AB"}={{3}over{2}} widevec {"AE"}}</annotation>
  </semantics>
</math>
</file>

<file path=Object 25/content.xml><?xml version="1.0" encoding="utf-8"?>
<math xmlns="http://www.w3.org/1998/Math/MathML" display="block">
  <semantics>
    <mstyle color="black">
      <mover accent="true">
        <mtext>AE</mtext>
        <mo stretchy="true">⃗</mo>
      </mover>
    </mstyle>
    <annotation encoding="StarMath 5.0">color black{ widevec {"AE"}}</annotation>
  </semantics>
</math>
</file>

<file path=Object 27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style color="black">
            <mtable>
              <mtr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style>
        </mrow>
        <mo fence="true" stretchy="true">)</mo>
      </mrow>
    </mrow>
    <annotation encoding="StarMath 5.0"> widevec {"AB"} left( color black{matrix{{3}  ##  -{1}} } right)</annotation>
  </semantics>
</math>
</file>

<file path=Object 28/content.xml><?xml version="1.0" encoding="utf-8"?>
<math xmlns="http://www.w3.org/1998/Math/MathML" display="block">
  <semantics>
    <mrow>
      <mover accent="true">
        <mtext>AE</mtext>
        <mo stretchy="true">⃗</mo>
      </mover>
      <mrow>
        <mo fence="true" stretchy="true">(</mo>
        <mrow>
          <mstyle color="black">
            <mtable>
              <mtr>
                <mtd>
                  <mn>2</mn>
                </mtd>
              </mtr>
              <mtr>
                <mtd>
                  <mrow>
                    <mo stretchy="false">−</mo>
                    <mfrac>
                      <mn>2</mn>
                      <mn>3</mn>
                    </mfrac>
                  </mrow>
                </mtd>
              </mtr>
            </mtable>
          </mstyle>
        </mrow>
        <mo fence="true" stretchy="true">)</mo>
      </mrow>
    </mrow>
    <annotation encoding="StarMath 5.0"> widevec {"AE"} left( color black{matrix{{2}  ##  -{2 over 3}} } right)</annotation>
  </semantics>
</math>
</file>

<file path=Object 3/content.xml><?xml version="1.0" encoding="utf-8"?>
<math xmlns="http://www.w3.org/1998/Math/MathML" display="block">
  <semantics>
    <mover accent="true">
      <mtext>CD</mtext>
      <mo stretchy="true">⃗</mo>
    </mover>
    <annotation encoding="StarMath 5.0"> widevec {"CD"}</annotation>
  </semantics>
</math>
</file>

<file path=Object 4/content.xml><?xml version="1.0" encoding="utf-8"?>
<math xmlns="http://www.w3.org/1998/Math/MathML" display="block">
  <semantics>
    <mover accent="true">
      <mrow>
        <mstyle color="red">
          <mtext>A</mtext>
        </mstyle>
        <mtext>B</mtext>
      </mrow>
      <mo stretchy="true">⃗</mo>
    </mover>
    <annotation encoding="StarMath 5.0"> widevec {color red "A""B"}</annotation>
  </semantics>
</math>
</file>

<file path=Object 5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style color="black">
          <mrow>
            <mrow>
              <mspace width="0.5em"/>
              <mo stretchy="false">−</mo>
              <mfrac>
                <mn>1</mn>
                <mn>2</mn>
              </mfrac>
            </mrow>
            <mspace width="0.5em"/>
          </mrow>
        </mstyle>
      </mrow>
      <mover accent="true">
        <mi>v</mi>
        <mo stretchy="false">⃗</mo>
      </mover>
    </mrow>
    <annotation encoding="StarMath 5.0"> vec {u} = color black { ` -1 over 2 `} vec {v}</annotation>
  </semantics>
</math>
</file>

<file path=Object 50/content.xml><?xml version="1.0" encoding="utf-8"?>
<math xmlns="http://www.w3.org/1998/Math/MathML" display="block">
  <semantics>
    <mrow>
      <mtext>det</mtext>
      <mrow>
        <mrow>
          <mo fence="true" stretchy="false">(</mo>
          <mrow>
            <mrow>
              <mover accent="true">
                <mi>u</mi>
                <mo stretchy="false">⃗</mo>
              </mover>
              <mstyle mathvariant="normal">
                <mi mathvariant="normal">;</mi>
              </mstyle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i>x</mi>
                </mtd>
                <mtd>
                  <mrow>
                    <mi>x</mi>
                    <mi>'</mi>
                  </mrow>
                </mtd>
              </mtr>
              <mtr>
                <mtd>
                  <mi>y</mi>
                </mtd>
                <mtd>
                  <mrow>
                    <mi>y</mi>
                    <mi>'</mi>
                  </mrow>
                </mtd>
              </mtr>
            </mtable>
          </mrow>
          <mo fence="true" stretchy="true">|</mo>
        </mrow>
        <mo stretchy="false">=</mo>
        <mi>x</mi>
      </mrow>
      <mi>y</mi>
      <mrow>
        <mi>'</mi>
        <mo stretchy="false">−</mo>
        <mi>x</mi>
      </mrow>
      <mi>'</mi>
      <mi>y</mi>
    </mrow>
    <annotation encoding="StarMath 5.0">"det"(vec u nitalic; vec v)= left lline matrix{x # x' ## y # y'}  right rline =x y' - x'  y</annotation>
  </semantics>
</math>
</file>

<file path=Object 51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vec {v} left ( binom{x'}{y'}  right ) </annotation>
  </semantics>
</math>
</file>

<file path=Object 52/content.xml><?xml version="1.0" encoding="utf-8"?>
<math xmlns="http://www.w3.org/1998/Math/MathML" display="block">
  <semantics>
    <mtable>
      <mtr>
        <mtd>
          <mi>x</mi>
        </mtd>
        <mtd>
          <mrow>
            <mi>x</mi>
            <mi>'</mi>
          </mrow>
        </mtd>
      </mtr>
      <mtr>
        <mtd>
          <mi>y</mi>
        </mtd>
        <mtd>
          <mrow>
            <mi>y</mi>
            <mi>'</mi>
          </mrow>
        </mtd>
      </mtr>
    </mtable>
    <annotation encoding="StarMath 5.0"> matrix{x # x' ## y # y'} </annotation>
  </semantics>
</math>
</file>

<file path=Object 53/content.xml><?xml version="1.0" encoding="utf-8"?>
<math xmlns="http://www.w3.org/1998/Math/MathML" display="block">
  <semantics>
    <mstyle color="black">
      <mrow>
        <mtext>det</mtext>
        <mrow>
          <mrow>
            <mo fence="true" stretchy="false">(</mo>
            <mrow>
              <mrow>
                <mover accent="true">
                  <mi>u</mi>
                  <mo stretchy="false">⃗</mo>
                </mover>
                <mstyle mathvariant="normal">
                  <mi mathvariant="normal">;</mi>
                </mstyle>
                <mover accent="true">
                  <mi>v</mi>
                  <mo stretchy="false">⃗</mo>
                </mover>
              </mrow>
            </mrow>
            <mo fence="true" stretchy="false">)</mo>
          </mrow>
          <mo stretchy="false">=</mo>
          <mn>0</mn>
        </mrow>
      </mrow>
    </mstyle>
    <annotation encoding="StarMath 5.0">color black {"det"(vec u nitalic; vec v)=0}</annotation>
  </semantics>
</math>
</file>

<file path=Object 54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58/content.xml><?xml version="1.0" encoding="utf-8"?>
<math xmlns="http://www.w3.org/1998/Math/MathML" display="block">
  <semantics>
    <mtable>
      <mtr>
        <mtd>
          <mrow>
            <mtext>les coordonnées de </mtext>
            <mover accent="true">
              <mi>u</mi>
              <mo stretchy="false">⃗</mo>
            </mover>
            <mtext> sont</mtext>
          </mrow>
        </mtd>
      </mtr>
      <mtr>
        <mtd>
          <mrow>
            <mtext>proportionnelles à celles de </mtext>
            <mover accent="true">
              <mi>v</mi>
              <mo stretchy="false">⃗</mo>
            </mover>
          </mrow>
        </mtd>
      </mtr>
    </mtable>
    <annotation encoding="StarMath 5.0">binom{"les coordonnées de " vec u " sont"}{"proportionnelles à celles de " vec v}  </annotation>
  </semantics>
</math>
</file>

<file path=Object 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style color="black">
          <mrow>
            <mspace width="0.5em"/>
            <mtext>?</mtext>
            <mspace width="0.5em"/>
          </mrow>
        </mstyle>
      </mrow>
      <mover accent="true">
        <mi>v</mi>
        <mo stretchy="false">⃗</mo>
      </mover>
    </mrow>
    <annotation encoding="StarMath 5.0"> vec {u} = color black { ` "?" `} vec {v}</annotation>
  </semantics>
</math>
</file>

<file path=Object 7/content.xml><?xml version="1.0" encoding="utf-8"?>
<math xmlns="http://www.w3.org/1998/Math/MathML" display="block">
  <semantics>
    <mover accent="true">
      <mrow>
        <mstyle color="red">
          <mtext>A</mtext>
        </mstyle>
        <mtext>C</mtext>
      </mrow>
      <mo stretchy="true">⃗</mo>
    </mover>
    <annotation encoding="StarMath 5.0"> widevec {color red "A""C"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;</mi>
          </mstyle>
          <mover accent="true">
            <mrow>
              <mi>j</mi>
              <mspace width="0.5em"/>
            </mrow>
            <mo stretchy="false">⃗</mo>
          </mover>
        </mrow>
      </mrow>
      <mo fence="true" stretchy="false">)</mo>
    </mrow>
    <annotation encoding="StarMath 5.0">(nitalic "O" nitalic ; vec {i} nitalic ; vec {j`})</annotation>
  </semantics>
</math>
</file>

<file path=Object 9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style color="black">
            <mtable>
              <mtr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style>
        </mrow>
        <mo fence="true" stretchy="true">)</mo>
      </mrow>
    </mrow>
    <annotation encoding="StarMath 5.0"> widevec {"AB"} left( color black{matrix{{3}  ##  -{1}} } right)</annotation>
  </semantics>
</math>
</file>